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ce57" officeooo:paragraph-rsid="000dce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 projeto Ficha Limpa, não há necessidade de aquisição, pois o mesmo dispõem de todos os recursos humanos necessários para sua finalizaç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22:14:27.695236143</meta:creation-date>
    <dc:date>2018-04-07T22:16:33.076921319</dc:date>
    <meta:editing-duration>PT2M7S</meta:editing-duration>
    <meta:editing-cycles>1</meta:editing-cycles>
    <meta:document-statistic meta:table-count="0" meta:image-count="0" meta:object-count="0" meta:page-count="1" meta:paragraph-count="1" meta:word-count="22" meta:character-count="140" meta:non-whitespace-character-count="119"/>
    <meta:generator>LibreOffice/5.1.6.2$Linux_X86_64 LibreOffice_project/10m0$Build-2</meta:generator>
  </office:meta>
</office:document-meta>
</file>